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DejaVu Sans1" svg:font-family="'DejaVu Sans'" style:font-pitch="variable"/>
    <style:font-face style:name="Bitstream Vera Serif" svg:font-family="'Bitstream Vera Serif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3189in" style:type="center"/>
          <style:tab-stop style:position="6.3874in" style:type="right"/>
        </style:tab-stops>
      </style:paragraph-properties>
      <style:text-properties style:use-window-font-color="true" style:font-name="Bitstream Vera Serif" fo:font-size="11pt" fo:language="pt" fo:country="BR" style:font-name-asian="Times New Roman" style:font-size-asian="11pt" style:language-asian="zxx" style:country-asian="none" style:font-name-complex="Bitstream Vera Serif" style:font-size-complex="11pt" style:language-complex="ar" style:country-complex="SA"/>
    </style:style>
    <style:style style:name="P2" style:family="paragraph" style:parent-style-name="Standard">
      <style:text-properties style:font-name="Bitstream Vera Serif" fo:font-size="11pt" style:font-size-asian="11pt" style:font-name-complex="Bitstream Vera Serif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Bitstream Vera Serif" fo:font-size="11pt" style:font-size-asian="11pt" style:font-name-complex="Bitstream Vera Serif" style:font-size-complex="11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3.3189in" style:type="center"/>
          <style:tab-stop style:position="6.3874in" style:type="right"/>
        </style:tab-stops>
      </style:paragraph-properties>
      <style:text-properties style:use-window-font-color="true" style:font-name="Bitstream Vera Serif" fo:font-size="11pt" fo:language="pt" fo:country="BR" style:font-name-asian="Times New Roman" style:font-size-asian="11pt" style:language-asian="zxx" style:country-asian="none" style:font-name-complex="Bitstream Vera Serif" style:font-size-complex="11pt" style:language-complex="ar" style:country-complex="SA"/>
    </style:style>
    <style:style style:name="P6" style:family="paragraph" style:parent-style-name="Standard" style:list-style-name="WW8Num2"/>
    <style:style style:name="P7" style:family="paragraph" style:parent-style-name="Standard" style:list-style-name="WW8Num2">
      <style:text-properties officeooo:paragraph-rsid="0018b9a4"/>
    </style:style>
    <style:style style:name="P8" style:family="paragraph" style:parent-style-name="Standard" style:list-style-name="WW8Num2">
      <style:text-properties officeooo:paragraph-rsid="0027ec54"/>
    </style:style>
    <style:style style:name="P9" style:family="paragraph" style:parent-style-name="Standard" style:list-style-name="WW8Num2">
      <style:text-properties fo:font-weight="bold" style:font-weight-asian="bold" style:font-weight-complex="bold"/>
    </style:style>
    <style:style style:name="P10" style:family="paragraph" style:parent-style-name="Standard" style:list-style-name="WW8Num2">
      <style:text-properties fo:font-weight="bold" officeooo:paragraph-rsid="001ab4a2" style:font-weight-asian="bold" style:font-weight-complex="bold"/>
    </style:style>
    <style:style style:name="P11" style:family="paragraph" style:parent-style-name="Standard" style:list-style-name="WW8Num2">
      <style:text-properties fo:font-weight="bold" officeooo:rsid="002855ba" officeooo:paragraph-rsid="002855ba" style:font-weight-asian="bold" style:font-weight-complex="bold"/>
    </style:style>
    <style:style style:name="P12" style:family="paragraph" style:parent-style-name="Standard" style:list-style-name="WW8Num2">
      <style:text-properties fo:font-weight="bold" officeooo:rsid="0029bdd0" officeooo:paragraph-rsid="0029bdd0" style:font-weight-asian="bold" style:font-weight-complex="bold"/>
    </style:style>
    <style:style style:name="P13" style:family="paragraph" style:parent-style-name="Standard" style:list-style-name="WW8Num2">
      <style:text-properties officeooo:rsid="0020f5cd" officeooo:paragraph-rsid="0020f5cd"/>
    </style:style>
    <style:style style:name="P14" style:family="paragraph" style:parent-style-name="Standard" style:list-style-name="WW8Num2">
      <style:text-properties officeooo:rsid="0020f5cd" officeooo:paragraph-rsid="00234204"/>
    </style:style>
    <style:style style:name="P15" style:family="paragraph" style:parent-style-name="Standard" style:list-style-name="WW8Num2">
      <style:text-properties style:use-window-font-color="true" fo:font-size="12pt" fo:language="pt" fo:country="BR" officeooo:rsid="0018b9a4" officeooo:paragraph-rsid="0018f64b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6" style:family="paragraph" style:parent-style-name="Standard" style:list-style-name="WW8Num2">
      <style:text-properties officeooo:rsid="001ab4a2" officeooo:paragraph-rsid="001b5fe0"/>
    </style:style>
    <style:style style:name="P17" style:family="paragraph" style:parent-style-name="Standard" style:list-style-name="L1">
      <style:text-properties officeooo:paragraph-rsid="001f1e1b"/>
    </style:style>
    <style:style style:name="P18" style:family="paragraph" style:parent-style-name="Standard" style:list-style-name="WW8Num2">
      <style:text-properties officeooo:rsid="00280025" officeooo:paragraph-rsid="00280025"/>
    </style:style>
    <style:style style:name="P19" style:family="paragraph" style:parent-style-name="Standard" style:list-style-name="L2">
      <style:text-properties fo:font-weight="normal" officeooo:rsid="0029bdd0" officeooo:paragraph-rsid="0029bdd0" style:font-weight-asian="normal" style:font-weight-complex="normal"/>
    </style:style>
    <style:style style:name="P20" style:family="paragraph" style:parent-style-name="Standard" style:list-style-name="WW8Num2">
      <style:paragraph-properties fo:margin-left="0.2646in" fo:margin-right="0in" fo:text-indent="0in" style:auto-text-indent="false" style:shadow="none">
        <style:tab-stops>
          <style:tab-stop style:position="0.3602in"/>
          <style:tab-stop style:position="0.3689in"/>
          <style:tab-stop style:position="0.489in"/>
        </style:tab-stops>
      </style:paragraph-properties>
    </style:style>
    <style:style style:name="P21" style:family="paragraph" style:parent-style-name="Standard" style:list-style-name="WW8Num2">
      <style:paragraph-properties fo:margin-left="0.6008in" fo:margin-right="0in" fo:text-indent="0in" style:auto-text-indent="false" style:shadow="none">
        <style:tab-stops>
          <style:tab-stop style:position="0.3602in"/>
          <style:tab-stop style:position="0.3689in"/>
          <style:tab-stop style:position="0.489in"/>
        </style:tab-stops>
      </style:paragraph-properties>
    </style:style>
    <style:style style:name="P22" style:family="paragraph" style:parent-style-name="Standard" style:list-style-name="WW8Num2">
      <style:paragraph-properties fo:margin-left="0in" fo:margin-right="0in" fo:text-indent="0in" style:auto-text-indent="false" style:shadow="none">
        <style:tab-stops>
          <style:tab-stop style:position="0.3602in"/>
          <style:tab-stop style:position="0.3689in"/>
          <style:tab-stop style:position="0.489in"/>
        </style:tab-stops>
      </style:paragraph-properties>
      <style:text-properties style:font-name="Bitstream Vera Serif" fo:font-size="11pt" style:font-size-asian="11pt" style:font-name-complex="Bitstream Vera Serif" style:font-size-complex="11pt"/>
    </style:style>
    <style:style style:name="P23" style:family="paragraph" style:parent-style-name="Heading_20_1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3.3189in" style:type="center"/>
          <style:tab-stop style:position="6.3874in" style:type="right"/>
        </style:tab-stops>
      </style:paragraph-properties>
      <style:text-properties style:use-window-font-color="true" style:font-name="Bitstream Vera Serif" fo:font-size="11pt" fo:language="pt" fo:country="BR" fo:font-weight="bold" style:font-name-asian="Times New Roman" style:font-size-asian="11pt" style:language-asian="zxx" style:country-asian="none" style:font-weight-asian="bold" style:font-name-complex="Bitstream Vera Serif" style:font-size-complex="11pt" style:language-complex="ar" style:country-complex="SA"/>
    </style:style>
    <style:style style:name="P24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Bitstream Vera Serif" fo:font-size="11pt" style:font-size-asian="11pt" style:font-name-complex="Bitstream Vera Serif" style:font-size-complex="11pt"/>
    </style:style>
    <style:style style:name="T1" style:family="text">
      <style:text-properties style:use-window-font-color="true" fo:font-size="12pt" fo:language="pt" fo:country="BR" officeooo:rsid="0018b9a4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2" style:family="text">
      <style:text-properties style:use-window-font-color="true" fo:font-size="12pt" fo:language="pt" fo:country="BR" officeooo:rsid="0018f64b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3" style:family="text">
      <style:text-properties style:use-window-font-color="true" fo:font-size="12pt" fo:language="pt" fo:country="BR" officeooo:rsid="001a278b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4" style:family="text">
      <style:text-properties style:use-window-font-color="true" fo:font-size="12pt" fo:language="pt" fo:country="BR" officeooo:rsid="00264db8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5" style:family="text">
      <style:text-properties style:use-window-font-color="true" fo:font-size="12pt" fo:language="pt" fo:country="BR" officeooo:rsid="0027ec54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6" style:family="text">
      <style:text-properties style:font-name-asian="Nimbus Roman No9 L1" style:font-name-complex="Nimbus Roman No9 L1"/>
    </style:style>
    <style:style style:name="T7" style:family="text">
      <style:text-properties officeooo:rsid="0020f5cd"/>
    </style:style>
    <style:style style:name="T8" style:family="text">
      <style:text-properties officeooo:rsid="00252d45"/>
    </style:style>
    <style:style style:name="T9" style:family="text">
      <style:text-properties officeooo:rsid="001f1e1b"/>
    </style:style>
    <style:style style:name="T10" style:family="text">
      <style:text-properties officeooo:rsid="00280025"/>
    </style:style>
    <style:style style:name="T11" style:family="text">
      <style:text-properties officeooo:rsid="002855ba"/>
    </style:style>
    <style:style style:name="T12" style:family="text">
      <style:text-properties officeooo:rsid="0029bd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ÚMULA CURRICULAR</text:p>
      <text:p text:style-name="P1"/>
      <text:p text:style-name="P1"/>
      <text:h text:style-name="P23" text:outline-level="1">PAULO INÁCIO DE KNEGT LÓPEZ DE PRADO</text:h>
      <text:h text:style-name="P24" text:outline-level="1"/>
      <text:list xml:id="list8997287069015981049" text:style-name="WW8Num2">
        <text:list-item>
          <text:p text:style-name="P9">Formação</text:p>
          <text:list>
            <text:list-item>
              <text:p text:style-name="P6"><text:span text:style-name="T6"><text:s/></text:span>Doutorado em Ecologia. <text:span text:style-name="T11">Unicamp</text:span>, 1999. </text:p>
            </text:list-item>
            <text:list-item>
              <text:p text:style-name="P6"><text:span text:style-name="T6"><text:s/></text:span>Mestrado em Ecologi<text:span text:style-name="T11">a. Unicamp</text:span>, 1994. </text:p>
            </text:list-item>
            <text:list-item>
              <text:p text:style-name="P6"><text:span text:style-name="T6"><text:s/></text:span>Bacharelado em Ciências Biológicas, Ênfase em Ecologia. Universidade Federal de Minas Gerais, 1990. </text:p>
            </text:list-item>
          </text:list>
        </text:list-item>
      </text:list>
      <text:p text:style-name="Standard"/>
      <text:list xml:id="list172616038427767" text:continue-numbering="true" text:style-name="WW8Num2">
        <text:list-item>
          <text:p text:style-name="P9">Histórico Profissional </text:p>
          <text:list>
            <text:list-item>
              <text:p text:style-name="P6"><text:span text:style-name="T6"><text:s/></text:span>Professor -Doutor do Depto de Ecologia da Universidade de São Paulo, RDIDP. Desde março de 2006.</text:p>
            </text:list-item>
            <text:list-item>
              <text:p text:style-name="P6"><text:span text:style-name="T6"><text:s/></text:span>Pesquisador do Núcleo de Estudos e Pesquisas Ambientais (NEPAM) da Universidade Estadual de Campinas. Carga horária: 40 h, CLT.</text:p>
            </text:list-item>
            <text:list-item>
              <text:p text:style-name="P6">Professor <text:span text:style-name="T11">Associado </text:span>da P<text:span text:style-name="T12">UC</text:span> São Paulo, Departamento de Ciências Ambientais, Faculdade de Ciências Biológicas, Centro de Ciências Médicas e Biológicas de Sorocaba. Carga horário: 10 h, CLT.</text:p>
            </text:list-item>
          </text:list>
        </text:list-item>
      </text:list>
      <text:p text:style-name="Standard"/>
      <text:list xml:id="list172616252162879" text:continue-numbering="true" text:style-name="WW8Num2">
        <text:list-item>
          <text:p text:style-name="P10">Resultados Científicos mais Relevantes para a proposta</text:p>
          <text:list>
            <text:list-item>
              <text:p text:style-name="P7">Prado, P. I., &amp; Lewinsohn, T. M. (2004). Compartments in insect-plant associations and their consequences for community structure. <text:span text:style-name="Emphasis">Journal of Animal Ecology</text:span>, 73(6), 1168-1178.</text:p>
            </text:list-item>
            <text:list-item>
              <text:p text:style-name="P6">Lewinsohn, T. M., Inácio Prado, P., Jordano, P., Bascompte, J., &amp; M. Olesen, J. (2006). Structure in plant-animal interaction assemblages. Oikos, 113(1), 174-184. </text:p>
            </text:list-item>
            <text:list-item>
              <text:p text:style-name="P6">Becker, C.G., Fonseca, C. R., Haddad, C. F. B., Batista, R. F., &amp; Prado, P. I. (2007). Habitat split and the global decline of amphibians. Science, 318(5857), 1775. </text:p>
            </text:list-item>
            <text:list-item>
              <text:p text:style-name="P6">Ribeiro, D. B., Prado, P. I., Brown Jr, K. S., &amp; Freitas, A. V. L. (2008). Additive partitioning of butterfly diversity in a fragmented landscape: importance of scale and implications for conservation. <text:span text:style-name="Emphasis">Diversity and Distributions</text:span>, 14(6), 961-968.</text:p>
            </text:list-item>
            <text:list-item>
              <text:p text:style-name="P6">Pardini, R., Bueno, A. D. A., Gardner, T. A., Prado, P. I., &amp; Metzger, J. P. (2010). Beyond the Fragmentation Threshold Hypothesis: Regime Shifts in Biodiversity Across Fragmented Landscapes. PLoS ONE, 5(10), e13666.</text:p>
            </text:list-item>
            <text:list-item>
              <text:p text:style-name="P13">Pires, M. M. ; Prado, P. I. ; Guimarães, P. R. (2011). Do Food Web Models Reproduce the Structure of Mutualistic Networks?. Plos One, v. 6, p. e27280. </text:p>
            </text:list-item>
            <text:list-item>
              <text:p text:style-name="P7"><text:span text:style-name="T6"><text:s/></text:span><text:span text:style-name="T1">Martensen, A.C. ; Ribeiro, M.C. ; Banks-Leite, C. ; Prado, </text:span><text:span text:style-name="T2">P.</text:span><text:span text:style-name="T1"> I. ; Metzger, J. P. </text:span><text:span text:style-name="T3">(</text:span><text:span text:style-name="T2">2012</text:span><text:span text:style-name="T3">)</text:span><text:span text:style-name="T2">. </text:span><text:span text:style-name="T1">Associations of Forest Cover, Fragment Area, and Connectivity with Neotropical Understory Bird Species Richness and Abundance. Conservation Biology, v. 26, p. 1100-1111.. </text:span></text:p>
            </text:list-item>
            <text:list-item>
              <text:p text:style-name="P15">Laporta, G.Z. ; Prado, P.I. ; Kraenkel, R.A. ; Coutinho, R.M. ; Sallum, M.A.M. (2013). Biodiversity Can Help Prevent Malaria Outbreaks in Tropical Forests. PLoS Neglected Tropical Diseases (Online), v. 7, p. e2139.</text:p>
            </text:list-item>
            <text:list-item>
              <text:p text:style-name="P8"><text:span text:style-name="T5">Jorge, L.R., Prado, P.I., Almeida-Neto, M. &amp; Lewinsohn, T.M. </text:span><text:soft-page-break/><text:span text:style-name="T5">(2014). Ecology Letters 17: 1341-1350.</text:span></text:p>
            </text:list-item>
            <text:list-item>
              <text:p text:style-name="P8"><text:span text:style-name="T1">P</text:span><text:span text:style-name="T4">utker</text:span><text:span text:style-name="T1">, </text:span><text:span text:style-name="T4">T.</text:span><text:span text:style-name="T1"> ; </text:span><text:span text:style-name="T4">Bueno</text:span><text:span text:style-name="T1">, A.. ;</text:span><text:span text:style-name="T4">Prado, P.I., &amp; Pardini, R. </text:span><text:span text:style-name="T5">(</text:span><text:span text:style-name="T4">2014</text:span><text:span text:style-name="T5">)</text:span><text:span text:style-name="T1">. Ecological filtering or random extinction? Beta-diversity patterns and the importance of niche-based and neutral processes following habitat loss. Oikos. </text:span>DOI: 10.1111/oik.01018</text:p>
            </text:list-item>
          </text:list>
        </text:list-item>
      </text:list>
      <text:p text:style-name="Standard"/>
      <text:list xml:id="list172616852884766" text:continue-numbering="true" text:style-name="WW8Num2">
        <text:list-item>
          <text:p text:style-name="P12">Software</text:p>
        </text:list-item>
      </text:list>
      <text:list xml:id="list3562504216469546803" text:style-name="L2">
        <text:list-item>
          <text:p text:style-name="P19">Chalom, A. &amp; Prado, P.I. (2014). pse: <text:s/>Parameter space exploration with Latin Hypercubes. R package version <text:s/>0.4.0. http://CRAN.R-project.org/package=pse</text:p>
        </text:list-item>
        <text:list-item>
          <text:p text:style-name="P19">Prado I. &amp; Miranda M.D. (2014). sads: Maximum Likelihood Models for Species Abundance Distributions. R package version 0.1.10. http://CRAN.R-project.org/package=sads</text:p>
        </text:list-item>
        <text:list-item>
          <text:p text:style-name="P19">Oliveira A.A. &amp; Prado P.I. (2014). EcoVirtual: Simulation of Ecological Models. R package version 0.1. http://CRAN.R-project.org/package=EcoVirtual</text:p>
          <text:p text:style-name="P19"/>
        </text:list-item>
      </text:list>
      <text:list xml:id="list172615632467386" text:continue-list="list172616852884766" text:style-name="WW8Num2">
        <text:list-item>
          <text:p text:style-name="P9">Financiamentos à pesquisa em Andamento</text:p>
        </text:list-item>
      </text:list>
      <text:list xml:id="list2492124954573122699" text:style-name="L1">
        <text:list-item>
          <text:p text:style-name="P17">Ferramentas <text:span text:style-name="T10">d</text:span>o Detetive Ecológico: Uso <text:span text:style-name="T10">d</text:span>e Modelos <text:span text:style-name="T10">c</text:span>om Detecção Imperfeita <text:span text:style-name="T10">p</text:span>ara Investigação <text:span text:style-name="T10">d</text:span>e Questões Em Ecologia. <text:span text:style-name="T10">Auxílio à Pesquisa FAPESP (2013/19250-7). Pesquisador responsável.</text:span></text:p>
        </text:list-item>
        <text:list-item>
          <text:p text:style-name="P17"><text:span text:style-name="T9">ICTP - Instituto Sul-Americano para Pesquisa Fundamental. Projeto temático FAPESP (2011/11973-4). Pesquisador associado.</text:span></text:p>
        </text:list-item>
      </text:list>
      <text:p text:style-name="P4"/>
      <text:list xml:id="list172616299323693" text:continue-list="list172615632467386" text:style-name="WW8Num2">
        <text:list-item>
          <text:p text:style-name="P9">Orientações em andamento, com bolsas</text:p>
          <text:list>
            <text:list-item>
              <text:p text:style-name="P6">Camila Yumi Mandai. Efeitos da dispersão, especiação, nicho e deriva na diversidade - um estudo com simulações em computador. Início: 2011. Doutorado em Ecologia - Universidade de São Paulo,Bolsa CAPES. (Orientador). </text:p>
            </text:list-item>
            <text:list-item>
              <text:p text:style-name="P6">Marcelo Awade. Avaliação dos efeitos do comportamento de movimentação das espécies na dinâmica de metapopulações. Início: 2012. Doutorado em Ecologia - Universidade de São Paulo, Bolsa CNPq (Orientador).</text:p>
            </text:list-item>
            <text:list-item>
              <text:p text:style-name="P6">Sara Ribeiro Mortara. Espécies raras têm algo em comum? Efeitos de atributos e filogenia sobre a abundância de samambaias. Início: 2012. Doutorado em Ecologia - Universidade de São Paulo, Bolsa CAPES (Orientador). </text:p>
            </text:list-item>
            <text:list-item>
              <text:p text:style-name="P6">André Chalom Machado de Oliveira. Uses and caveats of Latin Hypecube Sampling in the parameter space exploration of ecological models. Início: 2012. Mestrado em Bioinformática - Universidade de São Paulo, Bolsa CAPES (Orientador). </text:p>
            </text:list-item>
            <text:list-item>
              <text:p text:style-name="P16">Rodolpho Credo Rodrigues. Efeito da variação fitofisionômica sobre os mecanismos geradores da diversidade de espécies em comunidades de aves de cerrado. Início: 2012. Doutorado em Ecologia - Universidade de São Paulo, Bolsa CAPES (Orientador).</text:p>
            </text:list-item>
            <text:list-item>
              <text:p text:style-name="P6">Carlos Ernesto Candia-Gallardo. Variações temporais na diversidade de <text:span text:style-name="T8">comunidades biológicas.</text:span> Início: 2013. Doutorado em Ecologia - Universidade de São Paulo, Bolsa CAPES (Orientador). </text:p>
            </text:list-item>
            <text:list-item>
              <text:p text:style-name="P6">Bruno Travassos de Britto. Integrando teorias constituintes através de modelagem computacional: quanto os computadores são úteis no desenvolvimento teórico da ecologia.. Início: 2013. <text:soft-page-break/>Doutorado em Ecologia - Universidade de São Paulo, <text:span text:style-name="T10">Bolsa CAPES</text:span> (Orientador). </text:p>
            </text:list-item>
            <text:list-item>
              <text:p text:style-name="P14">Renato Augusto Ferreira de Lima. O papel da diversidade funcional na estruturação de comunidades arbóreas tropicais: uma abordagem baseada em modelos. Início: 2013. Pós-doutorado, bolsa FAPESP (Supervisor). </text:p>
            </text:list-item>
            <text:list-item>
              <text:p text:style-name="P18">Leonardo Liberali Wedekin. Modelos demográficos e suas aplicações: dinâmica populacional de baleias-jubarte e sua resposta a mudanças globais. Início: 2103. Pós-doutorado, bolsa CAPES (Supervisor).</text:p>
            </text:list-item>
          </text:list>
          <text:p text:style-name="P9"/>
        </text:list-item>
        <text:list-item>
          <text:p text:style-name="P9">Indicadores Quantitativos</text:p>
          <text:list>
            <text:list-item>
              <text:p text:style-name="P6">Livros: 01</text:p>
            </text:list-item>
            <text:list-item>
              <text:p text:style-name="P6">Artigos em periódicos arbitrados: <text:span text:style-name="T7">56</text:span></text:p>
            </text:list-item>
            <text:list-item>
              <text:p text:style-name="P6">Capítulos de livros: 12</text:p>
            </text:list-item>
            <text:list-item>
              <text:p text:style-name="P6">Dissertações de mestrado orientadas já defendidas: 06 </text:p>
            </text:list-item>
            <text:list-item>
              <text:p text:style-name="P6">Teses de doutorado orientadas já defendidas: 0<text:span text:style-name="T7">5</text:span> (duas co-orientações).</text:p>
            </text:list-item>
            <text:list-item>
              <text:p text:style-name="P6">Citações na ISI Web of Science: <text:span text:style-name="T11">684</text:span>, com fator H = 1<text:span text:style-name="T11">5</text:span></text:p>
            </text:list-item>
            <text:list-item>
              <text:p text:style-name="P6">Orientações de mestrado em andamento: 01</text:p>
            </text:list-item>
            <text:list-item>
              <text:p text:style-name="P6">Orientações de doutorado em andamento: 0<text:span text:style-name="T11">6</text:span></text:p>
            </text:list-item>
          </text:list>
        </text:list-item>
        <text:list-item>
          <text:p text:style-name="P9">Sítios na Internet</text:p>
          <text:list>
            <text:list-item>
              <text:p text:style-name="P6">MyCitation (Google Scholar): <text:a xlink:type="simple" xlink:href="http://scholar.google.com/citations?user=Q8PN0rAAAAAJ&amp;hl=en"><text:span text:style-name="Internet_20_link">http://scholar.google.com/citations?user=Q8PN0rAAAAAJ&amp;hl=en</text:span></text:a></text:p>
            </text:list-item>
            <text:list-item>
              <text:p text:style-name="P6">Sítio do Laboratório: <text:a xlink:type="simple" xlink:href="http://ecologia.ib.usp.br/let"><text:span text:style-name="Internet_20_link">http://ecologia.ib.usp.br/let</text:span></text:a></text:p>
            </text:list-item>
          </text:list>
          <text:p text:style-name="P6"/>
        </text:list-item>
        <text:list-item>
          <text:p text:style-name="P11">Outras informações</text:p>
          <text:list>
            <text:list-item>
              <text:p text:style-name="P6">Bolsista Produtividade CNPq nível 2</text:p>
            </text:list-item>
            <text:list-item>
              <text:p text:style-name="P6">Coordenador da Pós-Graduação em Ecologia - USP (junho 2010-junho 2012).</text:p>
            </text:list-item>
            <text:list-item>
              <text:p text:style-name="P6">Editor de Ecologia Terrestre do periódico ZOOLOGIA (antiga Revista Brasileira de Zoologia), 2008-2012.</text:p>
            </text:list-item>
            <text:list-item>
              <text:p text:style-name="P6">Co-organizador da São Paulo Advanced Science School on Ecological Networks (Escola São Paulo de Ciência Avançada, FAPESP, proc.2010/51395-7, setembro de 2011).</text:p>
            </text:list-item>
            <text:list-item>
              <text:p text:style-name="P6">Co-organizador da Southern Summer School on Mathematical Biology (ICTP-SAIFR, evento anual, desde fevereiro de 2012 até o presente).</text:p>
            </text:list-item>
            <text:list-item>
              <text:p text:style-name="P20"><text:span text:style-name="T12">13 </text:span>orientações de trabalhos de conclusão de curso de graduação concluídas, e quinze orientações de iniciação científica concluídas.</text:p>
            </text:list-item>
            <text:list-item>
              <text:p text:style-name="P20">Projetos de pesquisa recentes, concluídos:</text:p>
              <text:list>
                <text:list-item>
                  <text:p text:style-name="P21">“Um protocolo para ajuste e seleção de modelos de abundância de espécies”. Auxílio à Pesquisa FAPESP 2009/53401-5. Abril/2010-Outubro/2012</text:p>
                </text:list-item>
                <text:list-item>
                  <text:p text:style-name="P21">"Biodiversidade e processos sociais em São Luiz do Paraitinga - SP", <text:s/>auxílio a pesquisa do Programa BIOTA/FAPESP. Ago/2003 - mar/2006. Coordenador do projeto.</text:p>
                </text:list-item>
              </text:list>
            </text:list-item>
          </text:list>
          <text:p text:style-name="P22"/>
        </text:list-item>
      </text:list>
      <text:p text:style-name="P2"/>
      <text:p text:style-name="P2"/>
      <text:p text:style-name="P3">São Paulo, <text:span text:style-name="T11">outubro de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DejaVu Sans1" svg:font-family="'DejaVu Sans'" style:font-pitch="variable"/>
    <style:font-face style:name="Bitstream Vera Serif" svg:font-family="'Bitstream Vera Serif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1" fo:font-family="'Nimbus Roman No9 L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paragraph-properties fo:margin-left="0in" fo:margin-right="0in" fo:text-indent="0in" style:auto-text-indent="false"/>
      <style:text-properties style:font-name="Liberation Serif" fo:font-family="'Liberation Serif', 'Times New Roman'" style:font-family-generic="roman" style:font-pitch="variable" fo:font-size="18pt" fo:font-weight="bold" style:font-name-asian="DejaVu Sans1" style:font-family-asian="'DejaVu Sans'" style:font-pitch-asian="variable" style:font-size-asian="18pt" style:font-weight-asian="bold" style:font-name-complex="DejaVu Sans1" style:font-family-complex="'DejaVu Sans'" style:font-pitch-complex="variable" style:font-size-complex="18pt" style:font-weight-complex="bold"/>
    </style:style>
    <style:style style:name="WW-Título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WW8Num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75in" fo:text-indent="-1.25in" fo:margin-left="2.7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75in" fo:text-indent="-1.25in" fo:margin-left="2.7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7T19:56:29</meta:creation-date>
    <dc:creator>Paulo Inácio Prado</dc:creator>
    <dc:date>2014-10-31T17:26:15.262534523</dc:date>
    <meta:print-date>2013-04-26T15:27:55</meta:print-date>
    <meta:editing-cycles>62</meta:editing-cycles>
    <meta:editing-duration>PT9H13M3S</meta:editing-duration>
    <meta:generator>LibreOffice/4.2.6.3$Linux_X86_64 LibreOffice_project/420m0$Build-3</meta:generator>
    <meta:printed-by>Paulo Inácio Prado</meta:printed-by>
    <meta:document-statistic meta:table-count="0" meta:image-count="0" meta:object-count="0" meta:page-count="3" meta:paragraph-count="62" meta:word-count="1022" meta:character-count="7248" meta:non-whitespace-character-count="6211"/>
  </office:meta>
</office:document-meta>
</file>